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fo:line-height="100%"/>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P415" style:parent-style-name="Normal" style:family="paragraph">
      <style:text-properties fo:font-weight="bold" style:font-weight-asian="bold" style:font-weight-complex="bold" fo:font-size="18pt" style:font-size-asian="18pt" style:font-size-complex="18pt"/>
    </style:style>
    <style:style style:name="T416" style:parent-style-name="Policepardéfaut" style:family="text">
      <style:text-properties fo:font-weight="bold" style:font-weight-asian="bold" style:font-weight-complex="bold"/>
    </style:style>
    <style:style style:name="P417" style:parent-style-name="Normal" style:family="paragraph">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complex="Calibri"/>
    </style:style>
    <style:style style:name="T423" style:parent-style-name="Policepardéfaut" style:family="text">
      <style:text-properties style:font-name="Arial" style:font-name-complex="Arial"/>
    </style:style>
    <style:style style:name="T424" style:parent-style-name="Policepardéfaut" style:family="text">
      <style:text-properties style:font-name-complex="Calibri"/>
    </style:style>
    <style:style style:name="T425" style:parent-style-name="Policepardéfaut" style:family="text">
      <style:text-properties style:font-name="Arial" style:font-name-complex="Arial"/>
    </style:style>
    <style:style style:name="T426" style:parent-style-name="Policepardéfaut" style:family="text">
      <style:text-properties style:font-name-complex="Calibri"/>
    </style:style>
    <style:style style:name="T427" style:parent-style-name="Policepardéfaut" style:family="text">
      <style:text-properties style:font-name="Arial" style:font-name-complex="Arial"/>
    </style:style>
    <style:style style:name="T428" style:parent-style-name="Policepardéfaut" style:family="text">
      <style:text-properties style:font-name-complex="Calibri"/>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T431" style:parent-style-name="Policepardéfaut" style:family="text">
      <style:text-properties fo:font-weight="bold" style:font-weight-asian="bold" style:font-weight-complex="bold"/>
    </style:style>
    <style:style style:name="P432" style:parent-style-name="Normal" style:family="paragraph">
      <style:paragraph-properties fo:text-indent="0.4916in"/>
    </style:style>
    <style:style style:name="P433" style:parent-style-name="Normal" style:family="paragraph">
      <style:text-properties fo:font-weight="bold" style:font-weight-asian="bold" style:font-weight-complex="bold"/>
    </style:style>
    <style:style style:name="P434" style:parent-style-name="Normal" style:family="paragraph">
      <style:paragraph-properties fo:text-indent="0.4916in"/>
    </style:style>
    <style:style style:name="P435" style:parent-style-name="Normal" style:family="paragraph">
      <style:paragraph-properties fo:text-indent="0.4916in"/>
    </style:style>
    <style:style style:name="P436" style:parent-style-name="Normal" style:family="paragraph">
      <style:text-properties fo:font-weight="bold" style:font-weight-asian="bold" style:font-weight-complex="bold"/>
    </style:style>
    <style:style style:name="T437" style:parent-style-name="Policepardéfaut" style:family="text">
      <style:text-properties fo:font-weight="bold" style:font-weight-asian="bold" style:font-weight-complex="bold"/>
    </style:style>
    <style:style style:name="P438" style:parent-style-name="Normal" style:family="paragraph">
      <style:paragraph-properties fo:text-indent="0.4916in"/>
    </style:style>
    <style:style style:name="P439" style:parent-style-name="Normal" style:family="paragraph">
      <style:paragraph-properties fo:text-indent="0.4916in"/>
    </style:style>
    <style:style style:name="P440" style:parent-style-name="Normal" style:family="paragraph">
      <style:text-properties fo:font-weight="bold" style:font-weight-asian="bold" style:font-weight-complex="bold"/>
    </style:style>
    <style:style style:name="P441" style:parent-style-name="Normal" style:family="paragraph">
      <style:paragraph-properties fo:text-indent="0.4916in"/>
    </style:style>
    <style:style style:name="P442" style:parent-style-name="Normal" style:family="paragraph">
      <style:paragraph-properties fo:text-indent="0.4916in"/>
    </style:style>
    <style:style style:name="P443" style:parent-style-name="Normal" style:family="paragraph">
      <style:paragraph-properties fo:text-indent="0.4916in"/>
    </style:style>
    <style:style style:name="P444" style:parent-style-name="Normal" style:family="paragraph">
      <style:text-properties fo:font-weight="bold" style:font-weight-asian="bold" style:font-weight-complex="bold"/>
    </style:style>
    <style:style style:name="T445" style:parent-style-name="Policepardéfaut" style:family="text">
      <style:text-properties fo:font-weight="bold" style:font-weight-asian="bold" style:font-weight-complex="bold"/>
    </style:style>
    <style:style style:name="P446" style:parent-style-name="Normal" style:family="paragraph">
      <style:paragraph-properties fo:text-indent="0.4916in"/>
    </style:style>
    <style:style style:name="P447" style:parent-style-name="Normal" style:family="paragraph">
      <style:paragraph-properties fo:text-indent="0.4916in"/>
    </style:style>
    <style:style style:name="P448" style:parent-style-name="Normal" style:family="paragraph">
      <style:text-properties fo:font-weight="bold" style:font-weight-asian="bold" style:font-weight-complex="bold"/>
    </style:style>
    <style:style style:name="P449" style:parent-style-name="Normal" style:family="paragraph">
      <style:paragraph-properties fo:text-indent="0.4916in"/>
    </style:style>
    <style:style style:name="P450" style:parent-style-name="Normal" style:family="paragraph">
      <style:paragraph-properties fo:text-indent="0.4916in"/>
    </style:style>
    <style:style style:name="P451" style:parent-style-name="Normal" style:family="paragraph">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P453" style:parent-style-name="Normal" style:family="paragraph">
      <style:paragraph-properties fo:text-indent="0.4916in"/>
    </style:style>
    <style:style style:name="P454" style:parent-style-name="Normal" style:family="paragraph">
      <style:paragraph-properties fo:text-indent="0.4916in"/>
    </style:style>
    <style:style style:name="P455" style:parent-style-name="Normal" style:family="paragraph">
      <style:paragraph-properties fo:text-indent="0.4916in"/>
    </style:style>
    <style:style style:name="P456" style:parent-style-name="Normal" style:family="paragraph">
      <style:text-properties fo:font-weight="bold" style:font-weight-asian="bold" style:font-weight-complex="bold"/>
    </style:style>
    <style:style style:name="P457" style:parent-style-name="Normal" style:family="paragraph">
      <style:paragraph-properties fo:text-indent="0.4916in"/>
    </style:style>
    <style:style style:name="P458" style:parent-style-name="Normal" style:family="paragraph">
      <style:paragraph-properties fo:text-indent="0.4916in"/>
    </style:style>
    <style:style style:name="P459" style:parent-style-name="Normal" style:family="paragraph">
      <style:text-properties fo:font-weight="bold" style:font-weight-asian="bold" style:font-weight-complex="bold"/>
    </style:style>
    <style:style style:name="P460" style:parent-style-name="Normal" style:family="paragraph">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T462" style:parent-style-name="Policepardéfaut" style:family="text">
      <style:text-properties fo:font-weight="bold" style:font-weight-asian="bold" style:font-weight-complex="bold"/>
    </style:style>
    <style:style style:name="P463" style:parent-style-name="Normal" style:family="paragraph">
      <style:paragraph-properties fo:text-indent="0.4916in"/>
    </style:style>
    <style:style style:name="P464" style:parent-style-name="Normal" style:family="paragraph">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P466" style:parent-style-name="Normal" style:family="paragraph">
      <style:paragraph-properties fo:text-indent="0.4916in"/>
    </style:style>
    <style:style style:name="P467" style:parent-style-name="Normal" style:family="paragraph">
      <style:text-properties fo:font-weight="bold" style:font-weight-asian="bold" style:font-weight-complex="bold"/>
    </style:style>
    <style:style style:name="T468" style:parent-style-name="Policepardéfaut" style:family="text">
      <style:text-properties fo:font-weight="bold" style:font-weight-asian="bold" style:font-weight-complex="bold"/>
    </style:style>
    <style:style style:name="P469" style:parent-style-name="Normal" style:family="paragraph">
      <style:paragraph-properties fo:text-indent="0.4916in"/>
    </style:style>
    <style:style style:name="P470" style:parent-style-name="Normal" style:family="paragraph">
      <style:text-properties fo:font-weight="bold" style:font-weight-asian="bold" style:font-weight-complex="bold"/>
    </style:style>
    <style:style style:name="P471" style:parent-style-name="Normal" style:family="paragraph">
      <style:paragraph-properties fo:text-indent="0.4916in"/>
    </style:style>
    <style:style style:name="P472" style:parent-style-name="Normal" style:family="paragraph">
      <style:paragraph-properties fo:text-indent="0.4916in"/>
    </style:style>
    <style:style style:name="P473" style:parent-style-name="Normal" style:family="paragraph">
      <style:paragraph-properties fo:text-indent="0.4916in"/>
    </style:style>
    <style:style style:name="P474" style:parent-style-name="Normal" style:family="paragraph">
      <style:text-properties fo:font-weight="bold" style:font-weight-asian="bold" style:font-weight-complex="bold"/>
    </style:style>
    <style:style style:name="T475" style:parent-style-name="Policepardéfaut" style:family="text">
      <style:text-properties fo:font-weight="bold" style:font-weight-asian="bold" style:font-weight-complex="bold"/>
    </style:style>
    <style:style style:name="P476" style:parent-style-name="Normal" style:family="paragraph">
      <style:paragraph-properties fo:text-indent="0.4916in"/>
    </style:style>
    <style:style style:name="P477" style:parent-style-name="Normal" style:family="paragraph">
      <style:paragraph-properties fo:text-indent="0.4916in"/>
    </style:style>
    <style:style style:name="P478" style:parent-style-name="Normal" style:family="paragraph">
      <style:paragraph-properties fo:text-indent="0.4916in"/>
    </style:style>
    <style:style style:name="P479" style:parent-style-name="Normal" style:family="paragraph">
      <style:paragraph-properties fo:text-indent="0.4916in"/>
    </style:style>
    <style:style style:name="P480" style:parent-style-name="Normal" style:family="paragraph">
      <style:paragraph-properties fo:text-indent="0.4916in"/>
    </style:style>
    <style:style style:name="P481" style:parent-style-name="Normal" style:family="paragraph">
      <style:text-properties fo:font-weight="bold" style:font-weight-asian="bold" style:font-weight-complex="bold"/>
    </style:style>
    <style:style style:name="P482" style:parent-style-name="Normal" style:family="paragraph">
      <style:paragraph-properties fo:text-indent="0.4916in"/>
    </style:style>
    <style:style style:name="P483" style:parent-style-name="Normal" style:family="paragraph">
      <style:text-properties fo:font-weight="bold" style:font-weight-asian="bold" style:font-weight-complex="bold"/>
    </style:style>
    <style:style style:name="TableColumn485" style:family="table-column">
      <style:table-column-properties style:column-width="0.0562in"/>
    </style:style>
    <style:style style:name="TableColumn486" style:family="table-column">
      <style:table-column-properties style:column-width="0.0562in"/>
    </style:style>
    <style:style style:name="Table484" style:family="table">
      <style:table-properties style:width="0.1125in" fo:margin-left="0in" table:align="left"/>
    </style:style>
    <style:style style:name="TableRow487" style:family="table-row">
      <style:table-row-properties/>
    </style:style>
    <style:style style:name="TableCell488" style:family="table-cell">
      <style:table-cell-properties fo:border="none" style:writing-mode="lr-tb" style:vertical-align="middle" fo:padding-top="0.0104in" fo:padding-left="0.0104in" fo:padding-bottom="0.0104in" fo:padding-right="0.0104in"/>
    </style:style>
    <style:style style:name="P489" style:parent-style-name="Normal" style:family="paragraph">
      <style:text-properties fo:font-weight="bold" style:font-weight-asian="bold" style:font-weight-complex="bold"/>
    </style:style>
    <style:style style:name="TableCell490" style:family="table-cell">
      <style:table-cell-properties fo:border="none" style:writing-mode="lr-tb" style:vertical-align="middle" fo:padding-top="0.0104in" fo:padding-left="0.0104in" fo:padding-bottom="0.0104in" fo:padding-right="0.0104in"/>
    </style:style>
    <style:style style:name="P491" style:parent-style-name="Normal" style:family="paragraph">
      <style:text-properties fo:font-weight="bold" style:font-weight-asian="bold" style:font-weight-complex="bold"/>
    </style:style>
    <style:style style:name="P492" style:parent-style-name="Normal" style:family="paragraph">
      <style:text-properties text:display="none"/>
    </style:style>
    <style:style style:name="TableColumn494" style:family="table-column">
      <style:table-column-properties style:column-width="1.0604in"/>
    </style:style>
    <style:style style:name="TableColumn495" style:family="table-column">
      <style:table-column-properties style:column-width="2.209in"/>
    </style:style>
    <style:style style:name="Table493" style:family="table">
      <style:table-properties style:width="3.2694in" fo:margin-left="0in" table:align="left"/>
    </style:style>
    <style:style style:name="TableRow496" style:family="table-row">
      <style:table-row-properties/>
    </style:style>
    <style:style style:name="TableCell497" style:family="table-cell">
      <style:table-cell-properties fo:border="none" style:writing-mode="lr-tb" style:vertical-align="middle" fo:padding-top="0.0104in" fo:padding-left="0.0104in" fo:padding-bottom="0.0104in" fo:padding-right="0.0104in"/>
    </style:style>
    <style:style style:name="P498" style:parent-style-name="Normal" style:family="paragraph">
      <style:text-properties fo:font-weight="bold" style:font-weight-asian="bold" style:font-weight-complex="bold"/>
    </style:style>
    <style:style style:name="TableCell499" style:family="table-cell">
      <style:table-cell-properties fo:border="none" style:writing-mode="lr-tb" style:vertical-align="middle" fo:padding-top="0.0104in" fo:padding-left="0.0104in" fo:padding-bottom="0.0104in" fo:padding-right="0.0104in"/>
    </style:style>
    <style:style style:name="P500" style:parent-style-name="Normal" style:family="paragraph">
      <style:text-properties text:display="none"/>
    </style:style>
    <style:style style:name="TableColumn502" style:family="table-column">
      <style:table-column-properties style:column-width="1.5993in"/>
    </style:style>
    <style:style style:name="TableColumn503" style:family="table-column">
      <style:table-column-properties style:column-width="2.718in"/>
    </style:style>
    <style:style style:name="Table501" style:family="table">
      <style:table-properties style:width="4.3173in" fo:margin-left="0in" table:align="left"/>
    </style:style>
    <style:style style:name="TableRow504" style:family="table-row">
      <style:table-row-properties/>
    </style:style>
    <style:style style:name="TableCell505" style:family="table-cell">
      <style:table-cell-properties fo:border="none" style:writing-mode="lr-tb" style:vertical-align="middle" fo:padding-top="0.0104in" fo:padding-left="0.0104in" fo:padding-bottom="0.0104in" fo:padding-right="0.0104in"/>
    </style:style>
    <style:style style:name="P506" style:parent-style-name="Normal" style:family="paragraph">
      <style:text-properties fo:font-weight="bold" style:font-weight-asian="bold" style:font-weight-complex="bold"/>
    </style:style>
    <style:style style:name="TableCell507" style:family="table-cell">
      <style:table-cell-properties fo:border="none" style:writing-mode="lr-tb" style:vertical-align="middle" fo:padding-top="0.0104in" fo:padding-left="0.0104in" fo:padding-bottom="0.0104in" fo:padding-right="0.0104in"/>
    </style:style>
    <style:style style:name="P508" style:parent-style-name="Normal" style:family="paragraph">
      <style:text-properties text:display="none"/>
    </style:style>
    <style:style style:name="TableColumn510" style:family="table-column">
      <style:table-column-properties style:column-width="1.6916in"/>
    </style:style>
    <style:style style:name="TableColumn511" style:family="table-column">
      <style:table-column-properties style:column-width="2.727in"/>
    </style:style>
    <style:style style:name="Table509" style:family="table">
      <style:table-properties style:width="4.4187in" fo:margin-left="0in" table:align="left"/>
    </style:style>
    <style:style style:name="TableRow512" style:family="table-row">
      <style:table-row-properties/>
    </style:style>
    <style:style style:name="TableCell513" style:family="table-cell">
      <style:table-cell-properties fo:border="none" style:writing-mode="lr-tb" style:vertical-align="middle" fo:padding-top="0.0104in" fo:padding-left="0.0104in" fo:padding-bottom="0.0104in" fo:padding-right="0.0104in"/>
    </style:style>
    <style:style style:name="P514" style:parent-style-name="Normal" style:family="paragraph">
      <style:text-properties fo:font-weight="bold" style:font-weight-asian="bold" style:font-weight-complex="bold"/>
    </style:style>
    <style:style style:name="TableCell515" style:family="table-cell">
      <style:table-cell-properties fo:border="none" style:writing-mode="lr-tb" style:vertical-align="middle" fo:padding-top="0.0104in" fo:padding-left="0.0104in" fo:padding-bottom="0.0104in" fo:padding-right="0.0104in"/>
    </style:style>
    <style:style style:name="P516" style:parent-style-name="Normal" style:family="paragraph">
      <style:text-properties text:display="none"/>
    </style:style>
    <style:style style:name="TableColumn518" style:family="table-column">
      <style:table-column-properties style:column-width="0.9368in"/>
    </style:style>
    <style:style style:name="TableColumn519" style:family="table-column">
      <style:table-column-properties style:column-width="4.0423in"/>
    </style:style>
    <style:style style:name="Table517" style:family="table">
      <style:table-properties style:width="4.9791in" fo:margin-left="0in" table:align="left"/>
    </style:style>
    <style:style style:name="TableRow520" style:family="table-row">
      <style:table-row-properties/>
    </style:style>
    <style:style style:name="TableCell521" style:family="table-cell">
      <style:table-cell-properties fo:border="none" style:writing-mode="lr-tb" style:vertical-align="middle" fo:padding-top="0.0104in" fo:padding-left="0.0104in" fo:padding-bottom="0.0104in" fo:padding-right="0.0104in"/>
    </style:style>
    <style:style style:name="P522" style:parent-style-name="Normal" style:family="paragraph">
      <style:text-properties fo:font-weight="bold" style:font-weight-asian="bold" style:font-weight-complex="bold"/>
    </style:style>
    <style:style style:name="TableCell523" style:family="table-cell">
      <style:table-cell-properties fo:border="none" style:writing-mode="lr-tb" style:vertical-align="middle" fo:padding-top="0.0104in" fo:padding-left="0.0104in" fo:padding-bottom="0.0104in" fo:padding-right="0.0104in"/>
    </style:style>
    <style:style style:name="P524" style:parent-style-name="Normal" style:family="paragraph">
      <style:text-properties text:display="none"/>
    </style:style>
    <style:style style:name="TableColumn526" style:family="table-column">
      <style:table-column-properties style:column-width="1.1041in"/>
    </style:style>
    <style:style style:name="TableColumn527" style:family="table-column">
      <style:table-column-properties style:column-width="3.9381in"/>
    </style:style>
    <style:style style:name="Table525" style:family="table">
      <style:table-properties style:width="5.0423in" fo:margin-left="0in" table:align="left"/>
    </style:style>
    <style:style style:name="TableRow528" style:family="table-row">
      <style:table-row-properties/>
    </style:style>
    <style:style style:name="TableCell529" style:family="table-cell">
      <style:table-cell-properties fo:border="none" style:writing-mode="lr-tb" style:vertical-align="middle" fo:padding-top="0.0104in" fo:padding-left="0.0104in" fo:padding-bottom="0.0104in" fo:padding-right="0.0104in"/>
    </style:style>
    <style:style style:name="P530" style:parent-style-name="Normal" style:family="paragraph">
      <style:text-properties fo:font-weight="bold" style:font-weight-asian="bold" style:font-weight-complex="bold"/>
    </style:style>
    <style:style style:name="TableCell531" style:family="table-cell">
      <style:table-cell-properties fo:border="none" style:writing-mode="lr-tb" style:vertical-align="middle" fo:padding-top="0.0104in" fo:padding-left="0.0104in" fo:padding-bottom="0.0104in" fo:padding-right="0.0104in"/>
    </style:style>
    <style:style style:name="P532" style:parent-style-name="Normal" style:family="paragraph">
      <style:text-properties text:display="none"/>
    </style:style>
    <style:style style:name="TableColumn534" style:family="table-column">
      <style:table-column-properties style:column-width="0.9777in"/>
    </style:style>
    <style:style style:name="TableColumn535" style:family="table-column">
      <style:table-column-properties style:column-width="1.9784in"/>
    </style:style>
    <style:style style:name="Table533" style:family="table">
      <style:table-properties style:width="2.9562in" fo:margin-left="0in" table:align="left"/>
    </style:style>
    <style:style style:name="TableRow536" style:family="table-row">
      <style:table-row-properties/>
    </style:style>
    <style:style style:name="TableCell537" style:family="table-cell">
      <style:table-cell-properties fo:border="none" style:writing-mode="lr-tb" style:vertical-align="middle" fo:padding-top="0.0104in" fo:padding-left="0.0104in" fo:padding-bottom="0.0104in" fo:padding-right="0.0104in"/>
    </style:style>
    <style:style style:name="P538" style:parent-style-name="Normal" style:family="paragraph">
      <style:text-properties fo:font-weight="bold" style:font-weight-asian="bold" style:font-weight-complex="bold"/>
    </style:style>
    <style:style style:name="TableCell539" style:family="table-cell">
      <style:table-cell-properties fo:border="none" style:writing-mode="lr-tb" style:vertical-align="middle" fo:padding-top="0.0104in" fo:padding-left="0.0104in" fo:padding-bottom="0.0104in" fo:padding-right="0.0104in"/>
    </style:style>
    <style:style style:name="P540" style:parent-style-name="Normal" style:family="paragraph">
      <style:text-properties text:display="none"/>
    </style:style>
    <style:style style:name="TableColumn542" style:family="table-column">
      <style:table-column-properties style:column-width="0.8527in"/>
    </style:style>
    <style:style style:name="TableColumn543" style:family="table-column">
      <style:table-column-properties style:column-width="3.0736in"/>
    </style:style>
    <style:style style:name="Table541" style:family="table">
      <style:table-properties style:width="3.9263in" fo:margin-left="0in" table:align="left"/>
    </style:style>
    <style:style style:name="TableRow544" style:family="table-row">
      <style:table-row-properties/>
    </style:style>
    <style:style style:name="TableCell545" style:family="table-cell">
      <style:table-cell-properties fo:border="none" style:writing-mode="lr-tb" style:vertical-align="middle" fo:padding-top="0.0104in" fo:padding-left="0.0104in" fo:padding-bottom="0.0104in" fo:padding-right="0.0104in"/>
    </style:style>
    <style:style style:name="P546" style:parent-style-name="Normal" style:family="paragraph">
      <style:text-properties fo:font-weight="bold" style:font-weight-asian="bold" style:font-weight-complex="bold"/>
    </style:style>
    <style:style style:name="TableCell547" style:family="table-cell">
      <style:table-cell-properties fo:border="none" style:writing-mode="lr-tb" style:vertical-align="middle" fo:padding-top="0.0104in" fo:padding-left="0.0104in" fo:padding-bottom="0.0104in" fo:padding-right="0.0104in"/>
    </style:style>
    <style:style style:name="P548" style:parent-style-name="Normal" style:family="paragraph">
      <style:text-properties text:display="none"/>
    </style:style>
    <style:style style:name="TableColumn550" style:family="table-column">
      <style:table-column-properties style:column-width="0.5395in"/>
    </style:style>
    <style:style style:name="TableColumn551" style:family="table-column">
      <style:table-column-properties style:column-width="1.9902in"/>
    </style:style>
    <style:style style:name="Table549" style:family="table">
      <style:table-properties style:width="2.5298in" fo:margin-left="0in" table:align="left"/>
    </style:style>
    <style:style style:name="TableRow552" style:family="table-row">
      <style:table-row-properties/>
    </style:style>
    <style:style style:name="TableCell553" style:family="table-cell">
      <style:table-cell-properties fo:border="none" style:writing-mode="lr-tb" style:vertical-align="middle" fo:padding-top="0.0104in" fo:padding-left="0.0104in" fo:padding-bottom="0.0104in" fo:padding-right="0.0104in"/>
    </style:style>
    <style:style style:name="P554" style:parent-style-name="Normal" style:family="paragraph">
      <style:text-properties fo:font-weight="bold" style:font-weight-asian="bold" style:font-weight-complex="bold"/>
    </style:style>
    <style:style style:name="TableCell555" style:family="table-cell">
      <style:table-cell-properties fo:border="none" style:writing-mode="lr-tb" style:vertical-align="middle" fo:padding-top="0.0104in" fo:padding-left="0.0104in" fo:padding-bottom="0.0104in" fo:padding-right="0.0104in"/>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 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P415">le DOM (Document Object Model)</text:p>
      <text:p text:style-name="Normal">Le<text:s/><text:span text:style-name="T416">Document Object Model (DOM)</text:span><text:s/>est une interface de programmation qui permet aux développeurs de manipuler les documents HTML comme des objets. Grâce au DOM, vous pouvez modifier dynamiquement le contenu, la structure, et le style d’une page web.</text:p>
      <text:p text:style-name="P417">Définition</text:p>
      <text:p text:style-name="Normal">Le DOM est une représentation en arbre des documents HTML (ou XML).<text:s/></text:p>
      <text:p text:style-name="Normal">Chaque élément HTML est un<text:s/><text:span text:style-name="T418">nœud</text:span><text:s/>dans cet arbre.<text:s/></text:p>
      <text:p text:style-name="Normal">Le DOM fournit des méthodes et propriétés pour interagir avec ces nœuds.</text:p>
      <text:p text:style-name="P419">Exemple : HTML et DOM</text:p>
      <text:p text:style-name="Normal">&lt;!DOCTYPE html&gt;</text:p>
      <text:p text:style-name="Normal">&lt;html&gt;</text:p>
      <text:p text:style-name="Normal">&lt;head&gt;</text:p>
      <text:p text:style-name="Normal"><text:s text:c="4"/>&lt;title&gt;Exemple&lt;/title&gt;</text:p>
      <text:p text:style-name="Normal">&lt;/head&gt;</text:p>
      <text:p text:style-name="Normal">&lt;body&gt;</text:p>
      <text:p text:style-name="Normal"><text:s text:c="4"/>&lt;h1&gt;Bonjour, monde !&lt;/h1&gt;</text:p>
      <text:p text:style-name="Normal"><text:s text:c="4"/>&lt;p&gt;Paragraphe.&lt;/p&gt;</text:p>
      <text:p text:style-name="Normal">&lt;/body&gt;</text:p>
      <text:p text:style-name="Normal">&lt;/html&gt;</text:p>
      <text:p text:style-name="P420">DOM (représentation en arbre) :</text:p>
      <text:p text:style-name="Normal">html</text:p>
      <text:p text:style-name="Normal"><text:span text:style-name="T421">├</text:span><text:span text:style-name="T422">──</text:span><text:s/>head</text:p>
      <text:p text:style-name="Normal">│ <text:s text:c="2"/><text:span text:style-name="T423">├</text:span><text:span text:style-name="T424">──</text:span><text:s/>title</text:p>
      <text:p text:style-name="Normal">│ <text:s text:c="6"/>└── "Exemple"</text:p>
      <text:p text:style-name="Normal"><text:span text:style-name="T425">├</text:span><text:span text:style-name="T426">──</text:span><text:s/>body</text:p>
      <text:p text:style-name="Normal"><text:s text:c="4"/><text:span text:style-name="T427">├</text:span><text:span text:style-name="T428">──</text:span><text:s/>h1</text:p>
      <text:p text:style-name="Normal"><text:s text:c="4"/>│ <text:s text:c="2"/>└── "Bonjour, monde !"</text:p>
      <text:p text:style-name="Normal"><text:s text:c="4"/>└── p</text:p>
      <text:p text:style-name="Normal"><text:s text:c="8"/>└── "Paragraphe."</text:p>
      <text:p text:style-name="P429">Accéder aux éléments du DOM</text:p>
      <text:p text:style-name="P430">a. Par id</text:p>
      <text:p text:style-name="Normal">La méthode getElementById permet de sélectionner un élément par son identifiant.</text:p>
      <text:p text:style-name="Normal"><text:span text:style-name="T431">HTML :</text:span></text:p>
      <text:p text:style-name="P432">&lt;p id="monParagraphe"&gt;Ceci est un paragraphe.&lt;/p&gt;</text:p>
      <text:p text:style-name="P433">JavaScript :<text:tab/></text:p>
      <text:p text:style-name="P434">const paragraphe = document.getElementById('monParagraphe');</text:p>
      <text:p text:style-name="P435">console.log(paragraphe.textContent); // Résultat : "Ceci est un paragraphe."</text:p>
      <text:p text:style-name="P436">b. Par balise (tag)</text:p>
      <text:p text:style-name="Normal">La méthode getElementsByTagName sélectionne tous les éléments d'une certaine balise.</text:p>
      <text:p text:style-name="Normal"><text:span text:style-name="T437">HTML :</text:span></text:p>
      <text:p text:style-name="P438">&lt;h1&gt;Titre 1&lt;/h1&gt;</text:p>
      <text:p text:style-name="P439">&lt;h1&gt;Titre 2&lt;/h1&gt;</text:p>
      <text:p text:style-name="P440">JavaScript :<text:tab/></text:p>
      <text:p text:style-name="P441">const titres = document.getElementsByTagName('h1');</text:p>
      <text:p text:style-name="P442">console.log(titres[0].textContent); // Résultat : "Titre 1"</text:p>
      <text:p text:style-name="P443">console.log(titres[1].textContent); // Résultat : "Titre 2"</text:p>
      <text:p text:style-name="P444">c. Par classe</text:p>
      <text:p text:style-name="Normal">La méthode getElementsByClassName permet de sélectionner des éléments par leur classe.</text:p>
      <text:p text:style-name="Normal"><text:span text:style-name="T445">HTML :</text:span></text:p>
      <text:p text:style-name="P446">&lt;p class="texte"&gt;Paragraphe 1&lt;/p&gt;</text:p>
      <text:p text:style-name="P447">&lt;p class="texte"&gt;Paragraphe 2&lt;/p&gt;</text:p>
      <text:p text:style-name="P448">JavaScript :<text:tab/></text:p>
      <text:p text:style-name="Normal"/>
      <text:p text:style-name="P449">const paragraphes = document.getElementsByClassName('texte');</text:p>
      <text:p text:style-name="P450">console.log(paragraphes[0].textContent); // Résultat : "Paragraphe 1"</text:p>
      <text:p text:style-name="P451">d. Par sélecteur CSS</text:p>
      <text:p text:style-name="Normal">La méthode querySelector (ou querySelectorAll) utilise des sélecteurs CSS pour sélectionner un ou plusieurs éléments.</text:p>
      <text:p text:style-name="Normal"><text:span text:style-name="T452">HTML :</text:span></text:p>
      <text:p text:style-name="P453">&lt;div class="conteneur"&gt;</text:p>
      <text:p text:style-name="P454"><text:s text:c="4"/>&lt;p id="texte"&gt;Paragraphe 1&lt;/p&gt;</text:p>
      <text:p text:style-name="P455">&lt;/div&gt;</text:p>
      <text:p text:style-name="P456">JavaScript :<text:tab/></text:p>
      <text:p text:style-name="P457">const paragraphe = document.querySelector('.conteneur #texte');</text:p>
      <text:p text:style-name="P458">console.log(paragraphe.textContent); // Résultat : "Paragraphe 1"</text:p>
      <text:p text:style-name="P459"/>
      <text:p text:style-name="P460">3. Modifier le DOM</text:p>
      <text:p text:style-name="P461">a. Modifier le texte</text:p>
      <text:p text:style-name="Normal">Vous pouvez modifier le contenu d'un élément avec textContent ou innerHTML.</text:p>
      <text:p text:style-name="Normal"><text:span text:style-name="T462">HTML :</text:span></text:p>
      <text:p text:style-name="P463">&lt;p id="monParagraphe"&gt;Ceci est un paragraphe.&lt;/p&gt;</text:p>
      <text:p text:style-name="P464">JavaScript :<text:tab/></text:p>
      <text:p text:style-name="Normal"><text:span text:style-name="T465"><text:tab/></text:span>const paragraphe = document.getElementById('monParagraphe');</text:p>
      <text:p text:style-name="P466">paragraphe.textContent = "Texte modifié."; // Change le texte</text:p>
      <text:p text:style-name="P467">b. Modifier les styles</text:p>
      <text:p text:style-name="Normal">Les styles peuvent être modifiés via la propriété style</text:p>
      <text:p text:style-name="Normal"><text:span text:style-name="T468">HTML :</text:span></text:p>
      <text:p text:style-name="P469">&lt;p id="monParagraphe"&gt;Ceci est un paragraphe.&lt;/p&gt;</text:p>
      <text:p text:style-name="P470">JavaScript :</text:p>
      <text:p text:style-name="P471">const paragraphe = document.getElementById('monParagraphe');</text:p>
      <text:p text:style-name="P472">paragraphe.style.color = 'red'; // Change la couleur du texte</text:p>
      <text:p text:style-name="P473">paragraphe.style.fontSize = '20px'; // Change la taille du texte</text:p>
      <text:p text:style-name="P474">c. Ajouter ou supprimer des éléments</text:p>
      <text:p text:style-name="Normal"><text:span text:style-name="T475">Ajouter un élément :</text:span></text:p>
      <text:p text:style-name="P476">const liste = document.createElement('ul');<text:s/>//<text:s/>crée dynamiquement un élément HTML &lt;ul&gt;</text:p>
      <text:p text:style-name="P477">const item = document.createElement('li');//<text:s/>crée dynamiquement un élément HTML &lt;li&gt;</text:p>
      <text:p text:style-name="P478">item.textContent = "Nouvel élément";<text:s/>//<text:s/>définit le contenu textuel de l'élément &lt;li&gt;</text:p>
      <text:p text:style-name="P479">liste.append<text:s/>(item);<text:s/>//<text:s/>insère l’élément &lt;li&gt; (enfant) dans l’élément &lt;ul&gt; (parent).</text:p>
      <text:p text:style-name="P480">document.body.append<text:s/>(liste);//<text:s/>insère la liste &lt;ul&gt; (avec son &lt;li&gt; enfant) comme dernier élément de &lt;body&gt;</text:p>
      <text:p text:style-name="P481">Supprimer un élément :<text:s/></text:p>
      <text:p text:style-name="Normal"><text:tab/>const item = document.querySelector('li');</text:p>
      <text:p text:style-name="P482">item.remove(); // Supprime l'élément,<text:s/>Si plusieurs &lt;li&gt; existent, seul le premier sera ciblé.<text:s/></text:p>
      <text:p text:style-name="Normal"/>
      <text:p text:style-name="P483">5. Méthodes importantes du DOM</text:p>
      <table:table table:style-name="Table484">
        <table:table-columns>
          <table:table-column table:style-name="TableColumn485"/>
          <table:table-column table:style-name="TableColumn486"/>
        </table:table-columns>
        <table:table-header-rows>
          <table:table-row table:style-name="TableRow487">
            <table:table-cell table:style-name="TableCell488">
              <text:p text:style-name="P489"/>
            </table:table-cell>
            <table:table-cell table:style-name="TableCell490">
              <text:p text:style-name="P491"/>
            </table:table-cell>
          </table:table-row>
        </table:table-header-rows>
      </table:table>
      <text:p text:style-name="P492"/>
      <table:table table:style-name="Table493">
        <table:table-columns>
          <table:table-column table:style-name="TableColumn494"/>
          <table:table-column table:style-name="TableColumn495"/>
        </table:table-columns>
        <table:table-row table:style-name="TableRow496">
          <table:table-cell table:style-name="TableCell497">
            <text:p text:style-name="P498">getElementById</text:p>
          </table:table-cell>
          <table:table-cell table:style-name="TableCell499">
            <text:p text:style-name="Normal">Sélectionne un élément par son id.</text:p>
          </table:table-cell>
        </table:table-row>
      </table:table>
      <text:p text:style-name="P500"/>
      <table:table table:style-name="Table501">
        <table:table-columns>
          <table:table-column table:style-name="TableColumn502"/>
          <table:table-column table:style-name="TableColumn503"/>
        </table:table-columns>
        <table:table-row table:style-name="TableRow504">
          <table:table-cell table:style-name="TableCell505">
            <text:p text:style-name="P506">getElementsByTagName</text:p>
          </table:table-cell>
          <table:table-cell table:style-name="TableCell507">
            <text:p text:style-name="Normal">Sélectionne tous les éléments d'une balise.</text:p>
          </table:table-cell>
        </table:table-row>
      </table:table>
      <text:p text:style-name="P508"/>
      <table:table table:style-name="Table509">
        <table:table-columns>
          <table:table-column table:style-name="TableColumn510"/>
          <table:table-column table:style-name="TableColumn511"/>
        </table:table-columns>
        <table:table-row table:style-name="TableRow512">
          <table:table-cell table:style-name="TableCell513">
            <text:p text:style-name="P514">getElementsByClassName</text:p>
          </table:table-cell>
          <table:table-cell table:style-name="TableCell515">
            <text:p text:style-name="Normal">Sélectionne tous les éléments d'une classe.</text:p>
          </table:table-cell>
        </table:table-row>
      </table:table>
      <text:p text:style-name="P516"/>
      <table:table table:style-name="Table517">
        <table:table-columns>
          <table:table-column table:style-name="TableColumn518"/>
          <table:table-column table:style-name="TableColumn519"/>
        </table:table-columns>
        <table:table-row table:style-name="TableRow520">
          <table:table-cell table:style-name="TableCell521">
            <text:p text:style-name="P522">querySelector</text:p>
          </table:table-cell>
          <table:table-cell table:style-name="TableCell523">
            <text:p text:style-name="Normal">Sélectionne le premier élément correspondant au sélecteur CSS.</text:p>
          </table:table-cell>
        </table:table-row>
      </table:table>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P530">querySelectorAll</text:p>
          </table:table-cell>
          <table:table-cell table:style-name="TableCell531">
            <text:p text:style-name="Normal">Sélectionne tous les éléments correspondant au sélecteur CSS.</text:p>
          </table:table-cell>
        </table:table-row>
      </table:table>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createElement</text:p>
          </table:table-cell>
          <table:table-cell table:style-name="TableCell539">
            <text:p text:style-name="Normal">Crée un nouvel élément HTML.</text:p>
          </table:table-cell>
        </table:table-row>
      </table:table>
      <text:p text:style-name="P540"/>
      <table:table table:style-name="Table541">
        <table:table-columns>
          <table:table-column table:style-name="TableColumn542"/>
          <table:table-column table:style-name="TableColumn543"/>
        </table:table-columns>
        <table:table-row table:style-name="TableRow544">
          <table:table-cell table:style-name="TableCell545">
            <text:p text:style-name="P546">appendChild</text:p>
          </table:table-cell>
          <table:table-cell table:style-name="TableCell547">
            <text:p text:style-name="Normal">Ajoute un élément enfant à un élément existant.</text:p>
          </table:table-cell>
        </table:table-row>
      </table:table>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remove</text:p>
          </table:table-cell>
          <table:table-cell table:style-name="TableCell555">
            <text:p text:style-name="Normal">Supprime un élément du DOM.</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3T22:54:00Z</dc:date>
    <meta:template xlink:href="Normal.dotm" xlink:type="simple"/>
    <meta:editing-cycles>52</meta:editing-cycles>
    <meta:editing-duration>PT405060S</meta:editing-duration>
    <meta:document-statistic meta:page-count="1" meta:paragraph-count="68" meta:word-count="5287" meta:character-count="34299" meta:row-count="242" meta:non-whitespace-character-count="29080"/>
  </office:meta>
</office:document-meta>
</file>